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60C3F3F02CB66F9105.png" manifest:media-type="image/png"/>
  <manifest:file-entry manifest:full-path="Pictures/10000201000003210000025A987F529668B5CD17.png" manifest:media-type="image/png"/>
  <manifest:file-entry manifest:full-path="Pictures/10000201000003250000025C1B7C491CE047D9AB.png" manifest:media-type="image/png"/>
  <manifest:file-entry manifest:full-path="Pictures/10000201000003210000025A1584CFE507CC42AF.png" manifest:media-type="image/png"/>
  <manifest:file-entry manifest:full-path="Pictures/100002010000031F0000025CEE8C50B2761E2891.png" manifest:media-type="image/png"/>
  <manifest:file-entry manifest:full-path="Pictures/100002010000032100000259A9C87190966904DD.png" manifest:media-type="image/png"/>
  <manifest:file-entry manifest:full-path="Pictures/10000201000003230000025D3FEE33A118A1D1B5.png" manifest:media-type="image/png"/>
  <manifest:file-entry manifest:full-path="Pictures/100002010000032100000259AFE808D95697FB35.png" manifest:media-type="image/png"/>
  <manifest:file-entry manifest:full-path="Pictures/100002010000032000000258E6C5EB5C0E82A896.png" manifest:media-type="image/png"/>
  <manifest:file-entry manifest:full-path="Pictures/100002010000031F0000025ACEF59D7F1415B609.png" manifest:media-type="image/png"/>
  <manifest:file-entry manifest:full-path="Pictures/10000201000003200000025863D9C0ACAE945550.png" manifest:media-type="image/png"/>
  <manifest:file-entry manifest:full-path="Pictures/10000201000003200000025AE0576A845FB3F894.png" manifest:media-type="image/png"/>
  <manifest:file-entry manifest:full-path="Pictures/1000020100000281000001E284B1D3580142859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width="6.4591in" svg:height="4.8571in" draw:z-index="0"><draw:image xlink:href="Pictures/1000020100000281000001E284B1D35801428598.png" xlink:type="simple" xlink:show="embed" xlink:actuate="onLoad" loext:mime-type="image/png"/></draw:frame><text:s text:c="166"/></text:p>
      <text:p text:style-name="Standard"><draw:frame draw:style-name="fr3" draw:name="Imagen2" text:anchor-type="char" svg:width="6.4134in" svg:height="4.8256in" draw:z-index="1"><draw:image xlink:href="Pictures/10000201000003200000025AE0576A845FB3F894.png" xlink:type="simple" xlink:show="embed" xlink:actuate="onLoad" loext:mime-type="image/png"/></draw:frame><text:s text:c="169"/></text:p>
      <text:p text:style-name="Standard"><draw:frame draw:style-name="fr2" draw:name="Imagen3" text:anchor-type="char" svg:width="6.3252in" svg:height="4.7437in" draw:z-index="2"><draw:image xlink:href="Pictures/10000201000003200000025863D9C0ACAE945550.png" xlink:type="simple" xlink:show="embed" xlink:actuate="onLoad" loext:mime-type="image/png"/></draw:frame><text:soft-page-break/><text:s text:c="162"/></text:p>
      <text:p text:style-name="Standard"><draw:frame draw:style-name="fr2" draw:name="Imagen4" text:anchor-type="char" svg:width="6.3028in" svg:height="4.7272in" draw:z-index="3"><draw:image xlink:href="Pictures/100002010000032000000258E6C5EB5C0E82A896.png" xlink:type="simple" xlink:show="embed" xlink:actuate="onLoad" loext:mime-type="image/png"/></draw:frame></text:p>
      <text:p text:style-name="Standard"/>
      <text:p text:style-name="Standard"><draw:frame draw:style-name="fr2" draw:name="Imagen5" text:anchor-type="char" svg:width="6.3445in" svg:height="4.7602in" draw:z-index="4"><draw:image xlink:href="Pictures/100002010000032100000259AFE808D95697FB35.png" xlink:type="simple" xlink:show="embed" xlink:actuate="onLoad" loext:mime-type="image/png"/></draw:frame><text:soft-page-break/></text:p>
      <text:p text:style-name="Standard"><draw:frame draw:style-name="fr2" draw:name="Imagen6" text:anchor-type="char" svg:width="6.3335in" svg:height="4.7516in" draw:z-index="5"><draw:image xlink:href="Pictures/100002010000032100000259A9C87190966904DD.png" xlink:type="simple" xlink:show="embed" xlink:actuate="onLoad" loext:mime-type="image/png"/></draw:frame></text:p>
      <text:p text:style-name="Standard"/>
      <text:p text:style-name="Standard"><draw:frame draw:style-name="fr4" draw:name="Imagen7" text:anchor-type="char" svg:x="0.1299in" svg:y="0in" svg:width="6.4437in" svg:height="4.8425in" draw:z-index="6"><draw:image xlink:href="Pictures/10000201000003210000025A1584CFE507CC42AF.png" xlink:type="simple" xlink:show="embed" xlink:actuate="onLoad" loext:mime-type="image/png"/></draw:frame><text:soft-page-break/></text:p>
      <text:p text:style-name="Standard"><draw:frame draw:style-name="fr3" draw:name="Imagen8" text:anchor-type="char" svg:width="6.4508in" svg:height="4.8598in" draw:z-index="7"><draw:image xlink:href="Pictures/10000201000003230000025D3FEE33A118A1D1B5.png" xlink:type="simple" xlink:show="embed" xlink:actuate="onLoad" loext:mime-type="image/png"/></draw:frame></text:p>
      <text:p text:style-name="Standard"><draw:frame draw:style-name="fr2" draw:name="Imagen9" text:anchor-type="char" svg:width="6.3965in" svg:height="4.8193in" draw:z-index="8"><draw:image xlink:href="Pictures/100002010000031F0000025ACEF59D7F1415B609.png" xlink:type="simple" xlink:show="embed" xlink:actuate="onLoad" loext:mime-type="image/png"/></draw:frame><text:soft-page-break/></text:p>
      <text:p text:style-name="Standard"><draw:frame draw:style-name="fr3" draw:name="Imagen10" text:anchor-type="char" svg:width="6.4661in" svg:height="4.8516in" draw:z-index="9"><draw:image xlink:href="Pictures/10000201000003250000025C1B7C491CE047D9AB.png" xlink:type="simple" xlink:show="embed" xlink:actuate="onLoad" loext:mime-type="image/png"/></draw:frame></text:p>
      <text:p text:style-name="Standard"><draw:frame draw:style-name="fr2" draw:name="Imagen11" text:anchor-type="char" svg:width="6.4098in" svg:height="4.8173in" draw:z-index="10"><draw:image xlink:href="Pictures/10000201000003210000025A987F529668B5CD17.png" xlink:type="simple" xlink:show="embed" xlink:actuate="onLoad" loext:mime-type="image/png"/></draw:frame><text:soft-page-break/></text:p>
      <text:p text:style-name="Standard"><draw:frame draw:style-name="fr2" draw:name="Imagen12" text:anchor-type="char" svg:width="6.4173in" svg:height="4.8772in" draw:z-index="11"><draw:image xlink:href="Pictures/100002010000032000000260C3F3F02CB66F9105.png" xlink:type="simple" xlink:show="embed" xlink:actuate="onLoad" loext:mime-type="image/png"/></draw:frame></text:p>
      <text:p text:style-name="P1"><draw:frame draw:style-name="fr1" draw:name="Imagen13" text:anchor-type="char" svg:width="6.6929in" svg:height="5.0591in" draw:z-index="12"><draw:image xlink:href="Pictures/100002010000031F0000025CEE8C50B2761E289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2:31:38.017805183</meta:creation-date>
    <dc:date>2021-03-21T12:39:02.838922481</dc:date>
    <meta:editing-duration>PT7M25S</meta:editing-duration>
    <meta:editing-cycles>1</meta:editing-cycles>
    <meta:document-statistic meta:table-count="0" meta:image-count="13" meta:object-count="0" meta:page-count="7" meta:paragraph-count="3" meta:word-count="0" meta:character-count="497" meta:non-whitespace-character-count="0"/>
    <meta:generator>LibreOffice/6.4.6.2$Linux_X86_64 LibreOffice_project/40$Build-2</meta:generator>
  </office:meta>
</office:document-meta>
</file>